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842c" officeooo:paragraph-rsid="001684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ocalhost/:1 Access to XMLHttpRequest at 'http://localhost:8000/resumen-general' from origin 'http://localhost:5173' has been blocked by CORS policy: No 'Access-Control-Allow-Origin' header is present on the requested resource.</text:p>
      <text:p text:style-name="Standard"/>
      <text:p text:style-name="Standard">ResumenGeneral.jsx:31 Error al obtener resumen: AxiosError {message: 'Network Error', name: 'AxiosError', code: 'ERR_NETWORK', config: {…}, request: XMLHttpRequest, …}</text:p>
      <text:p text:style-name="Standard"/>
      <text:p text:style-name="Standard">ResumenGeneral.jsx:29 <text:s/>GET http://localhost:8000/resumen-general net::ERR_FAILED 500 (Internal Server Error)</text:p>
      <text:p text:style-name="Standard"/>
      <text:p text:style-name="Standard">Access to XMLHttpRequest at 'http://localhost:8000/resumen-general' from origin 'http://localhost:5173' has been blocked by CORS policy: No 'Access-Control-Allow-Origin' header is present on the requested resource.</text:p>
      <text:p text:style-name="Standard"/>
      <text:p text:style-name="Standard">ResumenGeneral.jsx:31 Error al obtener resumen: AxiosError {message: 'Network Error', name: 'AxiosError', code: 'ERR_NETWORK', config: {…}, request: XMLHttpRequest, …}</text:p>
      <text:p text:style-name="Standard"/>
      <text:p text:style-name="Standard">ResumenGeneral.jsx:29 <text:s/>GET http://localhost:8000/resumen-general net::ERR_FAILED 500 (Internal Server Error)</text:p>
      <text:p text:style-name="Standard"/>
      <text:p text:style-name="P1">___________________________________________________________</text:p>
      <text:p text:style-name="P1"/>
      <text:p text:style-name="P1"/>
      <text:p text:style-name="P1">PS C:\Users\Pablo\proyectos\kairosfin&gt; &amp; C:\Users\Pablo\proyectos\kairosfin\venv\Scripts\Activate.ps1</text:p>
      <text:p text:style-name="P1">(venv) PS C:\Users\Pablo\proyectos\kairosfin&gt; python3 -m pip --version</text:p>
      <text:p text:style-name="P1">no se encontr≤ Python; ejecutar sin argumentos para instalar desde el Microsoft Store o deshabilitar este acceso directo desde Configuraci≤n &gt; Aplicaciones &gt; Configuraci≤n avanzada de aplicaciones &gt; Alias de ejecuci≤n de aplicaciones.</text:p>
      <text:p text:style-name="P1">(venv) PS C:\Users\Pablo\proyectos\kairosfin&gt; python3 --version</text:p>
      <text:p text:style-name="P1">no se encontr≤ Python; ejecutar sin argumentos para instalar desde el Microsoft Store o deshabilitar este acceso directo desde Configuraci≤n &gt; Aplicaciones &gt; Configuraci≤n avanzada de aplicaciones &gt; Alias de ejecuci≤n de aplicaciones.</text:p>
      <text:p text:style-name="P1">(venv) PS C:\Users\Pablo\proyectos\kairosfin&gt; python --version</text:p>
      <text:p text:style-name="P1">Python 3.13.2</text:p>
      <text:p text:style-name="P1">(venv) PS C:\Users\Pablo\proyectos\kairosfin&gt; pip3 install cryptography</text:p>
      <text:p text:style-name="P1">Collecting cryptography</text:p>
      <text:p text:style-name="P1"><text:s text:c="2"/>Downloading cryptography-45.0.6-cp311-abi3-win_amd64.whl.metadata (5.7 kB)</text:p>
      <text:p text:style-name="P1">Collecting cffi&gt;=1.14 (from cryptography)</text:p>
      <text:p text:style-name="P1"><text:s text:c="2"/>Downloading cffi-1.17.1-cp313-cp313-win_amd64.whl.metadata (1.6 kB)</text:p>
      <text:p text:style-name="P1">Collecting pycparser (from cffi&gt;=1.14-&gt;cryptography)</text:p>
      <text:p text:style-name="P1"><text:s text:c="2"/>Downloading pycparser-2.22-py3-none-any.whl.metadata (943 bytes)</text:p>
      <text:p text:style-name="P1">Downloading cryptography-45.0.6-cp311-abi3-win_amd64.whl (3.4 MB)</text:p>
      <text:p text:style-name="P1"><text:s text:c="3"/>━━━━━━━━━━━━━━━━━━━━━━━━━━━━━━━━━━━━━━━━ 3.4/3.4 MB 770.7 kB/s eta 0:00:00 <text:s text:c="7"/></text:p>
      <text:p text:style-name="P1">Downloading cffi-1.17.1-cp313-cp313-win_amd64.whl (182 kB)</text:p>
      <text:p text:style-name="P1">Downloading pycparser-2.22-py3-none-any.whl (117 kB)</text:p>
      <text:p text:style-name="P1">Installing collected packages: pycparser, cffi, cryptography</text:p>
      <text:p text:style-name="P1">Successfully installed cffi-1.17.1 cryptography-45.0.6 pycparser-2.22</text:p>
      <text:p text:style-name="P1"/>
      <text:p text:style-name="P1">[notice] A new release of pip is available: 25.1.1 -&gt; 25.2</text:p>
      <text:p text:style-name="P1">[notice] To update, run: python.exe -m pip install --upgrade pip</text:p>
      <text:p text:style-name="P1">(venv) PS C:\Users\Pablo\proyectos\kairosfin&gt;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3T22:13:47.103521800</meta:creation-date>
    <dc:date>2025-08-13T22:37:24.495250800</dc:date>
    <meta:editing-duration>PT13M24S</meta:editing-duration>
    <meta:editing-cycles>1</meta:editing-cycles>
    <meta:document-statistic meta:table-count="0" meta:image-count="0" meta:object-count="0" meta:page-count="1" meta:paragraph-count="30" meta:word-count="275" meta:character-count="2782" meta:non-whitespace-character-count="2521"/>
    <meta:generator>LibreOffice/25.2.5.2$Windows_X86_64 LibreOffice_project/03d19516eb2e1dd5d4ccd751a0d6f35f35e08022</meta:generator>
  </office:meta>
</office:document-meta>
</file>